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MU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17mm" svg:height="90.04mm" svg:x="65.23mm" svg:y="40.91mm">
            <draw:object draw:notify-on-update-of-ranges="Sheet1.C2:Sheet1.L2 Sheet1.C3:Sheet1.L3 Sheet1.C2:Sheet1.L2 Sheet1.C4:Sheet1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ad(a)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arch hit = 0.5*(1 + 1/(1-α))</text:p>
          </table:table-cell>
          <table:table-cell table:formula="of:=0.5*(1 + 1/(1-[.C2]))" office:value-type="float" office:value="1.05555555555556" calcext:value-type="float">
            <text:p>1.05555555555556</text:p>
          </table:table-cell>
          <table:table-cell table:formula="of:=0.5*(1 + 1/(1-[.D2]))" office:value-type="float" office:value="1.125" calcext:value-type="float">
            <text:p>1.125</text:p>
          </table:table-cell>
          <table:table-cell table:formula="of:=0.5*(1 + 1/(1-[.E2]))" office:value-type="float" office:value="1.21428571428571" calcext:value-type="float">
            <text:p>1.21428571428571</text:p>
          </table:table-cell>
          <table:table-cell table:formula="of:=0.5*(1 + 1/(1-[.F2]))" office:value-type="float" office:value="1.33333333333333" calcext:value-type="float">
            <text:p>1.33333333333333</text:p>
          </table:table-cell>
          <table:table-cell table:formula="of:=0.5*(1 + 1/(1-[.G2]))" office:value-type="float" office:value="1.5" calcext:value-type="float">
            <text:p>1.5</text:p>
          </table:table-cell>
          <table:table-cell table:formula="of:=0.5*(1 + 1/(1-[.H2]))" office:value-type="float" office:value="1.75" calcext:value-type="float">
            <text:p>1.75</text:p>
          </table:table-cell>
          <table:table-cell table:formula="of:=0.5*(1 + 1/(1-[.I2]))" office:value-type="float" office:value="2.16666666666667" calcext:value-type="float">
            <text:p>2.16666666666667</text:p>
          </table:table-cell>
          <table:table-cell table:formula="of:=0.5*(1 + 1/(1-[.J2]))" office:value-type="float" office:value="3" calcext:value-type="float">
            <text:p>3</text:p>
          </table:table-cell>
          <table:table-cell table:formula="of:=0.5*(1 + 1/(1-[.K2]))" office:value-type="float" office:value="5.5" calcext:value-type="float">
            <text:p>5.5</text:p>
          </table:table-cell>
          <table:table-cell table:formula="of:=0.5*(1 + 1/(1-[.L2]))" office:value-type="float" office:value="10.5" calcext:value-type="float">
            <text:p>10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arch miss = 0.5*(1 + 1/(1-α)2)</text:p>
          </table:table-cell>
          <table:table-cell table:formula="of:=0.5 * (1 + 1 / (1 - [.C2])^2)" office:value-type="float" office:value="1.11728395061728" calcext:value-type="float">
            <text:p>1.11728395061728</text:p>
          </table:table-cell>
          <table:table-cell table:formula="of:=0.5 * (1 + 1 / (1 - [.D2])^2)" office:value-type="float" office:value="1.28125" calcext:value-type="float">
            <text:p>1.28125</text:p>
          </table:table-cell>
          <table:table-cell table:formula="of:=0.5 * (1 + 1 / (1 - [.E2])^2)" office:value-type="float" office:value="1.52040816326531" calcext:value-type="float">
            <text:p>1.52040816326531</text:p>
          </table:table-cell>
          <table:table-cell table:formula="of:=0.5 * (1 + 1 / (1 - [.F2])^2)" office:value-type="float" office:value="1.88888888888889" calcext:value-type="float">
            <text:p>1.88888888888889</text:p>
          </table:table-cell>
          <table:table-cell table:formula="of:=0.5 * (1 + 1 / (1 - [.G2])^2)" office:value-type="float" office:value="2.5" calcext:value-type="float">
            <text:p>2.5</text:p>
          </table:table-cell>
          <table:table-cell table:formula="of:=0.5 * (1 + 1 / (1 - [.H2])^2)" office:value-type="float" office:value="3.625" calcext:value-type="float">
            <text:p>3.625</text:p>
          </table:table-cell>
          <table:table-cell table:formula="of:=0.5 * (1 + 1 / (1 - [.I2])^2)" office:value-type="float" office:value="6.05555555555556" calcext:value-type="float">
            <text:p>6.05555555555556</text:p>
          </table:table-cell>
          <table:table-cell table:formula="of:=0.5 * (1 + 1 / (1 - [.J2])^2)" office:value-type="float" office:value="13" calcext:value-type="float">
            <text:p>13</text:p>
          </table:table-cell>
          <table:table-cell table:formula="of:=0.5 * (1 + 1 / (1 - [.K2])^2)" office:value-type="float" office:value="50.5" calcext:value-type="float">
            <text:p>50.5</text:p>
          </table:table-cell>
          <table:table-cell table:formula="of:=0.5 * (1 + 1 / (1 - [.L2])^2)" office:value-type="float" office:value="200.500000000001" calcext:value-type="float">
            <text:p>200.500000000001</text:p>
          </table:table-cell>
          <table:table-cell table:number-columns-repeated="101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1:21:49.254486316</meta:creation-date>
    <dc:date>2020-11-17T11:29:56.007394481</dc:date>
    <meta:editing-duration>PT8M7S</meta:editing-duration>
    <meta:editing-cycles>2</meta:editing-cycles>
    <meta:generator>LibreOffice/6.0.7.3$Linux_X86_64 LibreOffice_project/00m0$Build-3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scatter" chart:style-name="ch1">
        <chart:title svg:x="5.386cm" svg:y="0.316cm" chart:style-name="ch2">
          <text:p>Analysis-of-linear-probing</text:p>
        </chart:title>
        <chart:legend chart:legend-position="end" svg:x="13.721cm" svg:y="3.954cm" style:legend-expansion="high" chart:style-name="ch3"/>
        <chart:plot-area chart:style-name="ch4" table:cell-range-address="Sheet1.C2:Sheet1.L4" svg:x="1.331cm" svg:y="1.275cm" svg:width="12.07cm" svg:height="6.569cm">
          <chartooo:coordinate-region svg:x="2.138cm" svg:y="1.474cm" svg:width="11.169cm" svg:height="5.723cm"/>
          <chart:axis chart:dimension="x" chart:name="primary-x" chart:style-name="ch5">
            <chart:title svg:x="6.938cm" svg:y="8.024cm" chart:style-name="ch6">
              <text:p>Load</text:p>
            </chart:title>
            <chart:grid chart:style-name="ch7" chart:class="major"/>
          </chart:axis>
          <chart:axis chart:dimension="y" chart:name="primary-y" chart:style-name="ch5">
            <chart:title svg:x="0.451cm" svg:y="6.204cm" chart:style-name="ch8">
              <text:p>Number-of-operations</text:p>
            </chart:title>
            <chart:grid chart:style-name="ch7" chart:class="major"/>
          </chart:axis>
          <chart:series chart:style-name="ch9" chart:values-cell-range-address="Sheet1.C3:Sheet1.L3" chart:class="chart:scatter">
            <chart:domain table:cell-range-address="Sheet1.C2:Sheet1.L2"/>
            <chart:data-point chart:repeated="10"/>
          </chart:series>
          <chart:series chart:style-name="ch10" chart:values-cell-range-address="Sheet1.C4:Sheet1.L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C2:Sheet1.L2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.05555555555556">
                <text:p>1.05555555555556</text:p>
                <draw:g>
                  <svg:desc>Sheet1.C3:Sheet1.L3</svg:desc>
                </draw:g>
              </table:table-cell>
              <table:table-cell office:value-type="float" office:value="1.125">
                <text:p>1.125</text:p>
              </table:table-cell>
              <table:table-cell office:value-type="float" office:value="1.21428571428571">
                <text:p>1.2142857142857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5">
                <text:p>1.5</text:p>
              </table:table-cell>
              <table:table-cell office:value-type="float" office:value="1.75">
                <text:p>1.75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11728395061728">
                <text:p>1.11728395061728</text:p>
                <draw:g>
                  <svg:desc>Sheet1.C4:Sheet1.L4</svg:desc>
                </draw:g>
              </table:table-cell>
              <table:table-cell office:value-type="float" office:value="1.28125">
                <text:p>1.28125</text:p>
              </table:table-cell>
              <table:table-cell office:value-type="float" office:value="1.52040816326531">
                <text:p>1.52040816326531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2.5">
                <text:p>2.5</text:p>
              </table:table-cell>
              <table:table-cell office:value-type="float" office:value="3.625">
                <text:p>3.625</text:p>
              </table:table-cell>
              <table:table-cell office:value-type="float" office:value="6.05555555555556">
                <text:p>6.05555555555556</text:p>
              </table:table-cell>
              <table:table-cell office:value-type="float" office:value="13">
                <text:p>13</text:p>
              </table:table-cell>
              <table:table-cell office:value-type="float" office:value="50.5">
                <text:p>50.5</text:p>
              </table:table-cell>
              <table:table-cell office:value-type="float" office:value="200.500000000001">
                <text:p>200.5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